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3000002582AC506B9656A7841.png" manifest:media-type="image/png"/>
  <manifest:file-entry manifest:full-path="Pictures/100026170000070E0000070E1AD92A0C01E28D17.svg" manifest:media-type="image/svg+xml"/>
  <manifest:file-entry manifest:full-path="Pictures/100002010000004400000044B085DC7859FAC908.png" manifest:media-type="image/png"/>
  <manifest:file-entry manifest:full-path="Pictures/100002010000019A0000019A1D36523BE67A0230.png" manifest:media-type="image/png"/>
  <manifest:file-entry manifest:full-path="Pictures/100015350000072A0000072A58D360BD441591EE.svg" manifest:media-type="image/svg+xml"/>
  <manifest:file-entry manifest:full-path="Pictures/1000020100000200000002007EBF197DC7C7B39D.png" manifest:media-type="image/png"/>
  <manifest:file-entry manifest:full-path="Pictures/10000201000001A10000025B565503AFE2E2ADDF.png" manifest:media-type="image/png"/>
  <manifest:file-entry manifest:full-path="Pictures/1000020100000400000002F8CED4E831F6E503EE.png" manifest:media-type="image/png"/>
  <manifest:file-entry manifest:full-path="Pictures/10000000000001F40000022D27033CB3C2FE69D4.png" manifest:media-type="image/png"/>
  <manifest:file-entry manifest:full-path="Pictures/10000000000002020000025A094205479C0A4342.png" manifest:media-type="image/png"/>
  <manifest:file-entry manifest:full-path="Pictures/10000201000000450000004500F36AA53632CE05.png" manifest:media-type="image/png"/>
  <manifest:file-entry manifest:full-path="Pictures/100002010000019A0000019A610C41577A6F02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3.76cm"/>
    </style:style>
    <style:style style:name="pr2" style:family="presentation" style:parent-style-name="默认-notes">
      <style:graphic-properties draw:fill-color="#ffffff" draw:auto-grow-height="true" fo:min-height="13.364cm"/>
    </style:style>
    <style:style style:name="pr3" style:family="presentation" style:parent-style-name="默认_20_2-title">
      <style:graphic-properties draw:auto-grow-height="true" fo:min-height="3.506cm"/>
    </style:style>
    <style:style style:name="pr4" style:family="presentation" style:parent-style-name="默认_20_2-outline1">
      <style:graphic-properties fo:min-height="8.883cm"/>
    </style:style>
    <style:style style:name="pr5" style:family="presentation" style:parent-style-name="默认_20_2-outline1">
      <style:graphic-properties fo:min-height="11.928cm"/>
    </style:style>
    <style:style style:name="pr6" style:family="presentation" style:parent-style-name="默认_20_2-notes">
      <style:graphic-properties draw:fill-color="#ffffff" draw:auto-grow-height="true" fo:min-height="13.364cm"/>
    </style:style>
    <style:style style:name="pr7" style:family="presentation" style:parent-style-name="默认-title">
      <style:graphic-properties fo:min-height="3.506cm"/>
    </style:style>
    <style:style style:name="pr8" style:family="presentation" style:parent-style-name="默认-outline1">
      <style:graphic-properties fo:min-height="11.928cm"/>
    </style:style>
    <style:style style:name="pr9" style:family="presentation" style:parent-style-name="默认-notes">
      <style:graphic-properties draw:fill-color="#ffffff" fo:min-height="13.364cm"/>
    </style:style>
    <style:style style:name="pr10" style:family="presentation" style:parent-style-name="默认-title">
      <style:graphic-properties draw:auto-grow-height="true" fo:min-height="3.506cm"/>
    </style:style>
    <style:style style:name="pr11" style:family="presentation" style:parent-style-name="默认-outline1">
      <style:graphic-properties fo:min-height="5.558cm"/>
    </style:style>
    <style:style style:name="pr12" style:family="presentation" style:parent-style-name="默认_20_2-notes">
      <style:graphic-properties draw:fill-color="#ffffff" fo:min-height="13.364cm"/>
    </style:style>
    <style:style style:name="P1" style:family="paragraph">
      <style:text-properties style:font-name="思源黑体 CN Normal1" fo:font-size="72pt" style:font-name-asian="思源黑体 CN Normal1" style:font-size-asian="72pt" style:font-size-complex="7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1" fo:font-size="32pt" style:font-name-asian="Courier 10 Pitch1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line-height="115%"/>
    </style:style>
    <style:style style:name="P7" style:family="paragraph">
      <style:paragraph-properties fo:margin-top="0cm" fo:margin-bottom="0cm" style:line-spacing="0.5cm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text-align="center"/>
    </style:style>
    <style:style style:name="T1" style:family="text">
      <style:text-properties style:font-name="思源黑体 CN Normal1" fo:font-size="72pt" style:font-name-asian="思源黑体 CN Normal1" style:font-size-asian="72pt" style:font-size-complex="72pt"/>
    </style:style>
    <style:style style:name="T2" style:family="text">
      <style:text-properties style:font-name="Courier 10 Pitch1" fo:font-size="32pt" style:font-name-asian="Courier 10 Pitch1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9">
        <office:forms form:automatic-focus="false" form:apply-design-mode="false"/>
        <draw:frame presentation:style-name="pr1" draw:text-style-name="P1" draw:layer="layout" svg:width="25.199cm" svg:height="3.76cm" svg:x="1.401cm" svg:y="7.12cm" presentation:class="title" presentation:user-transformed="true">
          <draw:text-box>
            <text:p><text:span text:style-name="T1">十一圈新功能</text:span></text:p>
          </draw:text-box>
        </draw:frame>
        <draw:frame draw:style-name="gr1" draw:text-style-name="P2" draw:layer="layout" svg:width="6.2cm" svg:height="6.2cm" svg:x="19.8cm" svg:y="12.8cm">
          <draw:image xlink:href="Pictures/100026170000070E0000070E1AD92A0C01E28D17.svg" xlink:type="simple" xlink:show="embed" xlink:actuate="onLoad">
            <text:p/>
          </draw:image>
          <draw:image xlink:href="Pictures/100002010000004400000044B085DC7859FAC908.png" xlink:type="simple" xlink:show="embed" xlink:actuate="onLoad"/>
        </draw:frame>
        <draw:frame draw:style-name="gr2" draw:text-style-name="P4" draw:layer="layout" svg:width="6.8cm" svg:height="2.351cm" svg:x="19.2cm" svg:y="2cm">
          <draw:text-box>
            <text:list text:style-name="L2">
              <text:list-item>
                <text:p text:style-name="P3"><text:span text:style-name="T2">用手机尝试</text:span></text:p>
              </text:list-item>
            </text:list>
          </draw:text-box>
        </draw:frame>
        <draw:frame draw:style-name="gr1" draw:text-style-name="P2" draw:layer="layout" svg:width="6.2cm" svg:height="6.2cm" svg:x="2cm" svg:y="12.8cm">
          <draw:image xlink:href="Pictures/1000020100000200000002007EBF197DC7C7B3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_20_2" presentation:presentation-page-layout-name="AL2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十一圈的功能</text:p>
          </draw:text-box>
        </draw:frame>
        <draw:frame presentation:style-name="pr4" draw:text-style-name="P6" draw:layer="layout" svg:width="12.297cm" svg:height="14.486cm" svg:x="1.4cm" svg:y="4.914cm" presentation:class="outline" presentation:user-transformed="true">
          <draw:text-box>
            <text:list text:style-name="L3">
              <text:list-item>
                <text:p text:style-name="P6">十一圈是十一学校中为社团服务的网站</text:p>
              </text:list-item>
              <text:list-item>
                <text:p text:style-name="P6">新增功能</text:p>
                <text:list>
                  <text:list-item>
                    <text:p text:style-name="P6">关联活动与分享</text:p>
                  </text:list-item>
                  <text:list-item>
                    <text:p text:style-name="P6">在线查看视频</text:p>
                  </text:list-item>
                  <text:list-item>
                    <text:p text:style-name="P6">社团短链接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8.886cm" svg:x="14.313cm" svg:y="4.914cm" presentation:class="outline" presentation:user-transformed="true">
          <draw:text-box>
            <text:list text:style-name="L3">
              <text:list-item>
                <text:p>开发中的功能</text:p>
                <text:list>
                  <text:list-item>
                    <text:p>社团档案馆</text:p>
                  </text:list-item>
                  <text:list-item>
                    <text:p>发布新闻</text:p>
                  </text:list-item>
                  <text:list-item>
                    <text:p>论坛模块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5.808cm" svg:height="5.808cm" svg:x="19.792cm" svg:y="12.692cm" presentation:class="graphic" presentation:user-transformed="true">
          <draw:image xlink:href="Pictures/100015350000072A0000072A58D360BD441591EE.svg" xlink:type="simple" xlink:show="embed" xlink:actuate="onLoad">
            <text:p/>
          </draw:image>
          <draw:image xlink:href="Pictures/10000201000000450000004500F36AA53632CE05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_20_2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关联活动与分享</text:p>
                  </text:list-header>
                </text:list>
              </text:list-item>
            </text:list>
          </draw:text-box>
        </draw:frame>
        <draw:frame presentation:style-name="pr5" draw:text-style-name="P7" draw:layer="layout" svg:width="13.978cm" svg:height="12.178cm" svg:x="13.132cm" svg:y="4.914cm" presentation:class="outline" presentation:user-transformed="true">
          <draw:text-box>
            <text:list text:style-name="L3">
              <text:list-item>
                <text:p text:style-name="P7">使用社长账号登陆十一圈</text:p>
              </text:list-item>
              <text:list-item>
                <text:p text:style-name="P7">在活动页面点击绿色的“关联分享”按钮</text:p>
              </text:list-item>
              <text:list-item>
                <text:p text:style-name="P7">选择相应的分享</text:p>
              </text:list-item>
            </text:list>
          </draw:text-box>
        </draw:frame>
        <draw:frame draw:style-name="gr1" draw:text-style-name="P2" draw:layer="layout" svg:width="11.032cm" svg:height="15.953cm" svg:x="1.1cm" svg:y="4.247cm">
          <draw:image xlink:href="Pictures/10000201000001A10000025B565503AFE2E2AD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3">
        <office:forms form:automatic-focus="false" form:apply-design-mode="false"/>
        <draw:frame draw:style-name="gr1" draw:text-style-name="P2" draw:layer="layout" svg:width="27.092cm" svg:height="20.107cm" svg:x="0.42cm" svg:y="0cm">
          <draw:image xlink:href="Pictures/1000020100000400000002F8CED4E831F6E503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在线查看视频</text:p>
          </draw:text-box>
        </draw:frame>
        <draw:frame presentation:style-name="pr8" draw:layer="layout" svg:width="12.297cm" svg:height="12.178cm" svg:x="1.4cm" svg:y="4.914cm" presentation:class="outline">
          <draw:text-box>
            <text:list text:style-name="L3">
              <text:list-item>
                <text:p>正常发布分享</text:p>
              </text:list-item>
              <text:list-item>
                <text:p>十一圈会自动判断上传的文件类型</text:p>
              </text:list-item>
              <text:list-item>
                <text:p>服务器处理完成后，即可在线观看</text:p>
              </text:list-item>
            </text:list>
          </draw:text-box>
        </draw:frame>
        <draw:frame draw:style-name="gr1" draw:text-style-name="P2" draw:layer="layout" svg:width="13.228cm" svg:height="14.736cm" svg:x="14cm" svg:y="4cm">
          <draw:image xlink:href="Pictures/10000000000001F40000022D27033CB3C2FE69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尝试一下</text:p>
          </draw:text-box>
        </draw:frame>
        <draw:frame draw:style-name="gr5" draw:text-style-name="P9" draw:layer="layout" svg:width="16.347cm" svg:height="16.347cm" svg:x="-0.447cm" svg:y="3.753cm">
          <draw:image xlink:href="Pictures/100002010000019A0000019A1D36523BE67A0230.png" xlink:type="simple" xlink:show="embed" xlink:actuate="onLoad">
            <text:p/>
          </draw:image>
        </draw:frame>
        <draw:frame draw:style-name="gr5" draw:text-style-name="P9" draw:layer="layout" svg:width="8.647cm" svg:height="8.647cm" svg:x="16.1cm" svg:y="4.553cm">
          <draw:image xlink:href="Pictures/100002010000019A0000019A610C41577A6F029E.png" xlink:type="simple" xlink:show="embed" xlink:actuate="onLoad">
            <text:p/>
          </draw:image>
        </draw:frame>
        <draw:frame presentation:style-name="pr11" draw:layer="layout" svg:width="13.087cm" svg:height="7.925cm" svg:x="15.213cm" svg:y="12.875cm" presentation:class="outline" presentation:user-transformed="true">
          <draw:text-box>
            <text:list text:style-name="L3">
              <text:list-item>
                <text:p>扫描二维码</text:p>
                <text:list>
                  <text:list-item>
                    <text:p>两个二维码是相同的</text:p>
                  </text:list-item>
                </text:list>
              </text:list-item>
              <text:list-item>
                <text:p>尝试在线播放视频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_20_2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添加短链接</text:p>
          </draw:text-box>
        </draw:frame>
        <draw:frame presentation:style-name="pr5" draw:text-style-name="P6" draw:layer="layout" svg:width="11.811cm" svg:height="12.178cm" svg:x="14.799cm" svg:y="4.914cm" presentation:class="outline" presentation:user-transformed="true">
          <draw:text-box>
            <text:list text:style-name="L3">
              <text:list-item>
                <text:p text:style-name="P6">短链接可以让无法扫描二维码的同学快速访问十一圈</text:p>
              </text:list-item>
              <text:list-item>
                <text:p text:style-name="P6">也可以生成更简单的二维码</text:p>
              </text:list-item>
            </text:list>
          </draw:text-box>
        </draw:frame>
        <draw:frame draw:style-name="gr1" draw:text-style-name="P2" draw:layer="layout" svg:width="13.599cm" svg:height="15.927cm" svg:x="0.7cm" svg:y="4.173cm">
          <draw:image xlink:href="Pictures/10000000000002020000025A094205479C0A43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感谢聆听</text:p>
          </draw:text-box>
        </draw:frame>
        <draw:frame draw:style-name="gr4" draw:text-style-name="P2" draw:layer="layout" svg:width="10.855cm" svg:height="10.855cm" svg:x="2.345cm" svg:y="5.8cm" presentation:class="graphic" presentation:user-transformed="true">
          <draw:image xlink:href="Pictures/100026170000070E0000070E1AD92A0C01E28D17.svg" xlink:type="simple" xlink:show="embed" xlink:actuate="onLoad">
            <text:p/>
          </draw:image>
          <draw:image xlink:href="Pictures/100002010000004400000044B085DC7859FAC908.png" xlink:type="simple" xlink:show="embed" xlink:actuate="onLoad"/>
        </draw:frame>
        <draw:frame draw:style-name="gr4" draw:text-style-name="P2" draw:layer="layout" svg:width="8.858cm" svg:height="8.858cm" svg:x="16.6cm" svg:y="7.142cm" presentation:class="graphic" presentation:user-transformed="true">
          <draw:image xlink:href="Pictures/1000020100000200000002007EBF197DC7C7B39D.png" xlink:type="simple" xlink:show="embed" xlink:actuate="onLoad">
            <text:p/>
          </draw:image>
        </draw:frame>
        <draw:frame draw:style-name="gr1" draw:text-style-name="P2" draw:layer="layout" svg:width="13.625cm" svg:height="15.874cm" svg:x="30.8cm" svg:y="15cm">
          <draw:image xlink:href="Pictures/1000020100000203000002582AC506B9656A78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9999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20_2-background" style:display-name="默认 2-background" style:family="presentation">
      <style:graphic-properties draw:stroke="none" draw:fill="none"/>
      <style:text-properties style:letter-kerning="true"/>
    </style:style>
    <style:style style:name="默认_20_2-backgroundobjects" style:display-name="默认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2-notes" style:display-name="默认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2-outline1" style:display-name="默认 2-outline1" style:family="presentation">
      <style:graphic-properties draw:stroke="none" draw:fill="none" draw:auto-grow-height="false" draw:fit-to-size="shrink-to-fit">
        <text:list-style style:name="默认_20_2-outline1" style:display-name="默认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2-outline2" style:display-name="默认 2-outline2" style:family="presentation" style:parent-style-name="默认_20_2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2-outline3" style:display-name="默认 2-outline3" style:family="presentation" style:parent-style-name="默认_20_2-outline2">
      <style:paragraph-properties fo:margin-top="0.3cm" fo:margin-bottom="0cm"/>
      <style:text-properties fo:font-size="24pt" style:font-size-asian="24pt" style:font-size-complex="24pt"/>
    </style:style>
    <style:style style:name="默认_20_2-outline4" style:display-name="默认 2-outline4" style:family="presentation" style:parent-style-name="默认_20_2-outline3">
      <style:paragraph-properties fo:margin-top="0.2cm" fo:margin-bottom="0cm"/>
      <style:text-properties fo:font-size="20pt" style:font-size-asian="20pt" style:font-size-complex="20pt"/>
    </style:style>
    <style:style style:name="默认_20_2-outline5" style:display-name="默认 2-outline5" style:family="presentation" style:parent-style-name="默认_20_2-outline4">
      <style:paragraph-properties fo:margin-top="0.1cm" fo:margin-bottom="0cm"/>
      <style:text-properties fo:font-size="20pt" style:font-size-asian="20pt" style:font-size-complex="20pt"/>
    </style:style>
    <style:style style:name="默认_20_2-outline6" style:display-name="默认 2-outline6" style:family="presentation" style:parent-style-name="默认_20_2-outline5">
      <style:paragraph-properties fo:margin-top="0.1cm" fo:margin-bottom="0cm"/>
      <style:text-properties fo:font-size="20pt" style:font-size-asian="20pt" style:font-size-complex="20pt"/>
    </style:style>
    <style:style style:name="默认_20_2-outline7" style:display-name="默认 2-outline7" style:family="presentation" style:parent-style-name="默认_20_2-outline6">
      <style:paragraph-properties fo:margin-top="0.1cm" fo:margin-bottom="0cm"/>
      <style:text-properties fo:font-size="20pt" style:font-size-asian="20pt" style:font-size-complex="20pt"/>
    </style:style>
    <style:style style:name="默认_20_2-outline8" style:display-name="默认 2-outline8" style:family="presentation" style:parent-style-name="默认_20_2-outline7">
      <style:paragraph-properties fo:margin-top="0.1cm" fo:margin-bottom="0cm"/>
      <style:text-properties fo:font-size="20pt" style:font-size-asian="20pt" style:font-size-complex="20pt"/>
    </style:style>
    <style:style style:name="默认_20_2-outline9" style:display-name="默认 2-outline9" style:family="presentation" style:parent-style-name="默认_20_2-outline8">
      <style:paragraph-properties fo:margin-top="0.1cm" fo:margin-bottom="0cm"/>
      <style:text-properties fo:font-size="20pt" style:font-size-asian="20pt" style:font-size-complex="20pt"/>
    </style:style>
    <style:style style:name="默认_20_2-subtitle" style:display-name="默认 2-subtitle" style:family="presentation">
      <style:graphic-properties draw:stroke="none" draw:fill="none" draw:textarea-vertical-align="middle">
        <text:list-style style:name="默认_20_2-subtitle" style:display-name="默认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2-title" style:display-name="默认 2-title" style:family="presentation">
      <style:graphic-properties draw:stroke="none" draw:fill="none" draw:textarea-vertical-align="middle">
        <text:list-style style:name="默认_20_2-title" style:display-name="默认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54pt" style:font-style-asian="normal" style:font-weight-asian="normal" style:font-name-complex="Lohit Devanagari" style:font-family-complex="'Lohit Devanagar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32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99cm" fo:margin-bottom="0cm" fo:line-height="115%" fo:text-indent="0cm"/>
      <style:text-properties style:font-name="思源黑体 CN Normal1" fo:font-family="'思源黑体 CN Normal'" style:font-pitch="variable" fo:font-size="28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3cm" fo:margin-bottom="0cm" fo:line-height="115%" fo:text-indent="0cm"/>
      <style:text-properties style:font-name="思源黑体 CN Normal1" fo:font-family="'思源黑体 CN Normal'" style:font-pitch="variable" fo:font-size="24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8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3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3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3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5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54pt" style:font-style-asian="normal" style:font-weight-asian="normal" style:font-name-complex="Lohit Devanagari" style:font-family-complex="'Lohit Devanagar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_20_2-title">
      <style:graphic-properties draw:auto-grow-height="false" fo:min-height="3.507cm"/>
    </style:style>
    <style:style style:name="Mpr2" style:family="presentation" style:parent-style-name="默认_20_2-outline1">
      <style:graphic-properties fo:min-height="12.179cm"/>
    </style:style>
    <style:style style:name="Mpr3" style:family="presentation" style:parent-style-name="默认_20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_20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_20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7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54pt" style:font-size-asian="54pt" style:font-size-complex="5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_20_2" style:display-name="默认 2" style:page-layout-name="PM1" draw:style-name="Mdp1">
      <draw:frame presentation:style-name="Mpr1" draw:layer="backgroundobjects" svg:width="25.199cm" svg:height="3.506cm" svg:x="1.4cm" svg:y="0.83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12.178cm" svg:x="1.4cm" svg:y="4.914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5.808cm" svg:height="5.808cm" svg:x="19.792cm" svg:y="12.692cm">
        <draw:image xlink:href="Pictures/100015350000072A0000072A58D360BD441591EE.svg" xlink:type="simple" xlink:show="embed" xlink:actuate="onLoad">
          <text:p/>
        </draw:image>
        <draw:image xlink:href="Pictures/10000201000000450000004500F36AA53632CE05.png" xlink:type="simple" xlink:show="embed" xlink:actuate="onLoad"/>
      </draw:frame>
      <presentation:notes style:page-layout-name="PM0">
        <draw:page-thumbnail presentation:style-name="默认_20_2-title" draw:layer="backgroundobjects" svg:width="14.848cm" svg:height="11.135cm" svg:x="3.075cm" svg:y="2.257cm" presentation:class="page"/>
        <draw:frame presentation:style-name="默认_20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0.6.2$Linux_X86_64 LibreOffice_project/00$Build-2</meta:generator>
    <dc:date>2016-05-27T13:58:11.363375551</dc:date>
    <dc:creator>李宵逸</dc:creator>
    <meta:editing-duration>P1DT20H9M27S</meta:editing-duration>
    <meta:editing-cycles>1061</meta:editing-cycles>
    <meta:document-statistic meta:object-count="75"/>
  </office:meta>
</office:document-meta>
</file>